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1cm" svg:stroke-color="#ff0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00ff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width="0.051cm" draw:marker-start-width="0.381cm" draw:marker-end="Arrow" draw:marker-end-width="0.229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margin-left="0cm" fo:margin-right="0cm" fo:text-align="center" fo:text-indent="0cm"/>
      <style:text-properties fo:color="#0000ff"/>
    </style:style>
    <style:style style:name="P6" style:family="paragraph">
      <style:paragraph-properties fo:text-align="center"/>
      <style:text-properties fo:color="#0000ff"/>
    </style:style>
    <style:style style:name="P7" style:family="paragraph">
      <style:paragraph-properties fo:margin-left="0cm" fo:margin-right="0cm" fo:text-align="center" fo:text-indent="0cm"/>
      <style:text-properties fo:color="#ff0000"/>
    </style:style>
    <style:style style:name="P8" style:family="paragraph">
      <style:paragraph-properties fo:text-align="center"/>
      <style:text-properties fo:color="#ff000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cmmi10" style:font-pitch="variable" fo:font-size="14pt" style:font-size-asian="14pt" style:font-size-complex="14pt"/>
    </style:style>
    <style:style style:name="T3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text-position="-33% 58%" fo:font-size="14pt" style:font-size-asian="14pt" style:font-size-complex="14pt"/>
    </style:style>
    <style:style style:name="T5" style:family="text">
      <style:text-properties fo:font-family="cmmi10" style:font-pitch="variable" fo:font-size="12pt" style:font-size-asian="12pt" style:font-size-complex="12pt"/>
    </style:style>
    <style:style style:name="T6" style:family="text">
      <style:text-properties style:text-position="-33% 58%" fo:font-size="12pt" style:font-size-asian="12pt" style:font-size-complex="12pt"/>
    </style:style>
    <style:style style:name="T7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8" style:family="text">
      <style:text-properties style:text-position="-33% 58%" fo:font-size="14pt" fo:font-style="normal" style:text-underline-style="none" style:font-size-asian="14pt" style:font-style-asian="normal" style:font-size-complex="14pt" style:font-style-complex="normal"/>
    </style:style>
    <style:style style:name="T9" style:family="text">
      <style:text-properties fo:color="#0000ff"/>
    </style:style>
    <style:style style:name="T10" style:family="text">
      <style:text-properties fo:color="#ff000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698cm" svg:y1="9.991cm" svg:x2="3.554cm" svg:y2="9.973cm">
          <text:p text:style-name="P2"/>
        </draw:line>
        <draw:line draw:style-name="gr1" draw:text-style-name="P1" draw:layer="layout" svg:x1="3.555cm" svg:y1="1.829cm" svg:x2="3.554cm" svg:y2="9.973cm">
          <text:p text:style-name="P2"/>
        </draw:line>
        <draw:line draw:style-name="gr1" draw:text-style-name="P1" draw:layer="layout" svg:x1="10.673cm" svg:y1="1.829cm" svg:x2="10.672cm" svg:y2="9.973cm">
          <text:p text:style-name="P2"/>
        </draw:line>
        <draw:frame draw:style-name="gr2" draw:text-style-name="P3" draw:layer="layout" svg:width="3.292cm" svg:height="0.806cm" draw:transform="rotate (1.5421729270619) translate (2.095cm 7.847cm)">
          <draw:text-box>
            <text:p text:style-name="P2"><text:span text:style-name="T1">Temperature</text:span></text:p>
          </draw:text-box>
        </draw:frame>
        <draw:frame draw:style-name="gr2" draw:text-style-name="P3" draw:layer="layout" svg:width="4.572cm" svg:height="0.924cm" svg:x="4.79cm" svg:y="10.217cm">
          <draw:text-box>
            <text:p text:style-name="P2"><text:span text:style-name="T1">Mole fraction </text:span><text:span text:style-name="T2">x</text:span><text:span text:style-name="T3">i</text:span><text:span text:style-name="T1"> / </text:span><text:span text:style-name="T2">y</text:span><text:span text:style-name="T4">i</text:span></text:p>
          </draw:text-box>
        </draw:frame>
        <draw:frame draw:style-name="gr2" draw:text-style-name="P4" draw:layer="layout" svg:width="0.878cm" svg:height="0.826cm" svg:x="3.983cm" svg:y="8.4cm">
          <draw:text-box>
            <text:p text:style-name="P2"><text:span text:style-name="T5">x</text:span><text:span text:style-name="T6">1</text:span></text:p>
          </draw:text-box>
        </draw:frame>
        <draw:frame draw:style-name="gr2" draw:text-style-name="P4" draw:layer="layout" svg:width="0.878cm" svg:height="0.826cm" svg:x="4.583cm" svg:y="4.419cm">
          <draw:text-box>
            <text:p text:style-name="P2"><text:span text:style-name="T5">x</text:span><text:span text:style-name="T6">2</text:span></text:p>
          </draw:text-box>
        </draw:frame>
        <draw:frame draw:style-name="gr2" draw:text-style-name="P4" draw:layer="layout" svg:width="0.878cm" svg:height="0.826cm" svg:x="7.183cm" svg:y="7.219cm">
          <draw:text-box>
            <text:p text:style-name="P2"><text:span text:style-name="T5">x</text:span><text:span text:style-name="T6">3</text:span></text:p>
          </draw:text-box>
        </draw:frame>
        <draw:frame draw:style-name="gr2" draw:text-style-name="P4" draw:layer="layout" svg:width="0.883cm" svg:height="0.826cm" svg:x="9.583cm" svg:y="9.119cm">
          <draw:text-box>
            <text:p text:style-name="P2"><text:span text:style-name="T5">x</text:span><text:span text:style-name="T6">4</text:span></text:p>
          </draw:text-box>
        </draw:frame>
        <draw:frame draw:style-name="gr2" draw:text-style-name="P4" draw:layer="layout" svg:width="0.844cm" svg:height="0.826cm" svg:x="7.083cm" svg:y="4.519cm">
          <draw:text-box>
            <text:p text:style-name="P2"><text:span text:style-name="T5">y</text:span><text:span text:style-name="T6">2</text:span></text:p>
          </draw:text-box>
        </draw:frame>
        <draw:frame draw:style-name="gr2" draw:text-style-name="P4" draw:layer="layout" svg:width="0.844cm" svg:height="0.826cm" svg:x="9.883cm" svg:y="7.219cm">
          <draw:text-box>
            <text:p text:style-name="P2"><text:span text:style-name="T5">y</text:span><text:span text:style-name="T6">3</text:span></text:p>
          </draw:text-box>
        </draw:frame>
        <draw:frame draw:style-name="gr2" draw:text-style-name="P3" draw:layer="layout" svg:width="0.781cm" svg:height="0.806cm" svg:x="3.277cm" svg:y="9.917cm">
          <draw:text-box>
            <text:p text:style-name="P2"><text:span text:style-name="T1">0</text:span></text:p>
          </draw:text-box>
        </draw:frame>
        <draw:frame draw:style-name="gr2" draw:text-style-name="P3" draw:layer="layout" svg:width="0.777cm" svg:height="0.806cm" svg:x="10.312cm" svg:y="9.934cm">
          <draw:text-box>
            <text:p text:style-name="P2"><text:span text:style-name="T1">1</text:span></text:p>
          </draw:text-box>
        </draw:frame>
        <draw:frame draw:style-name="gr2" draw:text-style-name="P3" draw:layer="layout" svg:width="0.96cm" svg:height="0.924cm" svg:x="2.775cm" svg:y="7.511cm">
          <draw:text-box>
            <text:p text:style-name="P2"><text:span text:style-name="T7">T</text:span><text:span text:style-name="T4">3</text:span></text:p>
          </draw:text-box>
        </draw:frame>
        <draw:frame draw:style-name="gr2" draw:text-style-name="P3" draw:layer="layout" svg:width="0.964cm" svg:height="0.924cm" svg:x="2.775cm" svg:y="4.762cm">
          <draw:text-box>
            <text:p text:style-name="P2"><text:span text:style-name="T7">T</text:span><text:span text:style-name="T8">2</text:span></text:p>
          </draw:text-box>
        </draw:frame>
        <draw:path draw:style-name="gr3" draw:text-style-name="P1" draw:layer="layout" svg:width="7.109cm" svg:height="5.987cm" svg:x="3.537cm" svg:y="3.244cm" svg:viewBox="0 0 7110 5988" svg:d="m0 0 311 518c311 518 518 880 518 880l655 984 777 914 621 690 846 742 1173 707 949 345 984 208h276">
          <text:p text:style-name="P2"/>
        </draw:path>
        <draw:path draw:style-name="gr4" draw:text-style-name="P1" draw:layer="layout" svg:width="7.177cm" svg:height="5.934cm" svg:x="3.52cm" svg:y="3.262cm" svg:viewBox="0 0 7178 5935" svg:d="m0 0 639 276c639 276 1501 759 1501 759l1156 656 1070 759 1173 1018 759 880 363 587 328 621 189 379">
          <text:p text:style-name="P2"/>
        </draw:path>
        <draw:frame draw:style-name="gr2" draw:text-style-name="P6" draw:layer="layout" svg:width="3.906cm" svg:height="1.673cm" svg:x="4.809cm" svg:y="2.314cm">
          <draw:text-box>
            <text:p text:style-name="P5"><text:span text:style-name="T9">Vapor</text:span></text:p>
            <text:p text:style-name="P5"><text:span text:style-name="T9">composition</text:span></text:p>
          </draw:text-box>
        </draw:frame>
        <draw:frame draw:style-name="gr2" draw:text-style-name="P8" draw:layer="layout" svg:width="3.906cm" svg:height="1.673cm" svg:x="5.109cm" svg:y="8.215cm">
          <draw:text-box>
            <text:p text:style-name="P7"><text:span text:style-name="T10">Liquid</text:span></text:p>
            <text:p text:style-name="P7"><text:span text:style-name="T10">composition</text:span></text:p>
          </draw:text-box>
        </draw:frame>
        <draw:ellipse draw:style-name="gr5" draw:text-style-name="P1" draw:layer="layout" svg:width="0.259cm" svg:height="0.311cm" svg:x="4.64cm" svg:y="5.116cm">
          <text:p text:style-name="P2"/>
        </draw:ellipse>
        <draw:ellipse draw:style-name="gr5" draw:text-style-name="P1" draw:layer="layout" svg:width="0.259cm" svg:height="0.311cm" svg:x="4.639cm" svg:y="8.681cm">
          <text:p text:style-name="P2"/>
        </draw:ellipse>
        <draw:ellipse draw:style-name="gr5" draw:text-style-name="P1" draw:layer="layout" svg:width="0.259cm" svg:height="0.311cm" svg:x="7.175cm" svg:y="5.117cm">
          <text:p text:style-name="P2"/>
        </draw:ellipse>
        <draw:ellipse draw:style-name="gr5" draw:text-style-name="P1" draw:layer="layout" svg:width="0.259cm" svg:height="0.311cm" svg:x="7.176cm" svg:y="7.801cm">
          <text:p text:style-name="P2"/>
        </draw:ellipse>
        <draw:ellipse draw:style-name="gr5" draw:text-style-name="P1" draw:layer="layout" svg:width="0.259cm" svg:height="0.311cm" svg:x="9.911cm" svg:y="7.802cm">
          <text:p text:style-name="P2"/>
        </draw:ellipse>
        <draw:ellipse draw:style-name="gr5" draw:text-style-name="P1" draw:layer="layout" svg:width="0.259cm" svg:height="0.311cm" svg:x="9.912cm" svg:y="9.003cm">
          <text:p text:style-name="P2"/>
        </draw:ellipse>
        <draw:line draw:style-name="gr6" draw:text-style-name="P1" draw:layer="layout" svg:x1="4.763cm" svg:y1="8.68cm" svg:x2="4.78cm" svg:y2="5.435cm">
          <text:p text:style-name="P2"/>
        </draw:line>
        <draw:line draw:style-name="gr6" draw:text-style-name="P1" draw:layer="layout" svg:x1="4.913cm" svg:y1="5.264cm" svg:x2="7.213cm" svg:y2="5.28cm">
          <text:p text:style-name="P2"/>
        </draw:line>
        <draw:line draw:style-name="gr6" draw:text-style-name="P1" draw:layer="layout" svg:x1="7.313cm" svg:y1="5.43cm" svg:x2="7.282cm" svg:y2="7.782cm">
          <text:p text:style-name="P2"/>
        </draw:line>
        <draw:line draw:style-name="gr6" draw:text-style-name="P1" draw:layer="layout" svg:x1="7.447cm" svg:y1="7.93cm" svg:x2="9.87cm" svg:y2="7.92cm">
          <text:p text:style-name="P2"/>
        </draw:line>
        <draw:line draw:style-name="gr6" draw:text-style-name="P1" draw:layer="layout" svg:x1="10.046cm" svg:y1="8.147cm" svg:x2="10.043cm" svg:y2="8.989cm">
          <text:p text:style-name="P2"/>
        </draw:line>
        <draw:line draw:style-name="gr7" draw:text-style-name="P1" draw:layer="layout" svg:x1="3.537cm" svg:y1="7.954cm" svg:x2="7.144cm" svg:y2="7.954cm">
          <text:p text:style-name="P2"/>
        </draw:line>
        <draw:line draw:style-name="gr7" draw:text-style-name="P1" draw:layer="layout" svg:x1="3.538cm" svg:y1="5.254cm" svg:x2="4.624cm" svg:y2="5.245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ussi Eloranta</meta:initial-creator>
    <meta:creation-date>2008-06-17T20:41:12</meta:creation-date>
    <dc:creator>Jussi Eloranta</dc:creator>
    <dc:date>2008-06-17T21:07:06</dc:date>
    <meta:editing-cycles>28</meta:editing-cycles>
    <meta:editing-duration>PT25M55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